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c1a94" officeooo:paragraph-rsid="000c1a94" style:font-weight-asian="bold" style:font-weight-complex="bold"/>
    </style:style>
    <style:style style:name="P3" style:family="paragraph" style:parent-style-name="Text_20_body">
      <style:text-properties fo:font-weight="bold" officeooo:paragraph-rsid="0015a239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0c1a94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normal" officeooo:paragraph-rsid="0015a239" style:font-weight-asian="normal" style:font-weight-complex="normal"/>
    </style:style>
    <style:style style:name="P7" style:family="paragraph" style:parent-style-name="Text_20_body">
      <style:text-properties fo:font-weight="normal" officeooo:rsid="0015a239" officeooo:paragraph-rsid="0015a239" style:font-weight-asian="normal" style:font-weight-complex="normal"/>
    </style:style>
    <style:style style:name="P8" style:family="paragraph" style:parent-style-name="Text_20_body">
      <style:text-properties fo:font-weight="normal" officeooo:rsid="001696b3" officeooo:paragraph-rsid="001696b3" style:font-weight-asian="normal" style:font-weight-complex="normal"/>
    </style:style>
    <style:style style:name="P9" style:family="paragraph" style:parent-style-name="Text_20_body">
      <style:text-properties fo:font-weight="normal" officeooo:rsid="001696b3" officeooo:paragraph-rsid="00187154" style:font-weight-asian="normal" style:font-weight-complex="normal"/>
    </style:style>
    <style:style style:name="P10" style:family="paragraph" style:parent-style-name="Text_20_body">
      <style:text-properties fo:font-weight="normal" officeooo:rsid="001696b3" officeooo:paragraph-rsid="00199cd6" style:font-weight-asian="normal" style:font-weight-complex="normal"/>
    </style:style>
    <style:style style:name="P11" style:family="paragraph" style:parent-style-name="Text_20_body">
      <style:text-properties fo:font-weight="normal" officeooo:rsid="00187154" officeooo:paragraph-rsid="00187154" style:font-weight-asian="normal" style:font-weight-complex="normal"/>
    </style:style>
    <style:style style:name="P12" style:family="paragraph" style:parent-style-name="Text_20_body">
      <style:text-properties fo:font-weight="normal" officeooo:rsid="00187154" officeooo:paragraph-rsid="00199cd6" style:font-weight-asian="normal" style:font-weight-complex="normal"/>
    </style:style>
    <style:style style:name="P13" style:family="paragraph" style:parent-style-name="Text_20_body">
      <style:text-properties fo:font-weight="normal" officeooo:rsid="00199cd6" officeooo:paragraph-rsid="00199cd6" style:font-weight-asian="normal" style:font-weight-complex="normal"/>
    </style:style>
    <style:style style:name="P14" style:family="paragraph" style:parent-style-name="Text_20_body">
      <style:text-properties fo:font-weight="normal" officeooo:paragraph-rsid="00187154" style:font-weight-asian="normal" style:font-weight-complex="normal"/>
    </style:style>
    <style:style style:name="P15" style:family="paragraph" style:parent-style-name="Text_20_body">
      <style:text-properties fo:font-weight="normal" officeooo:rsid="001a9cf3" officeooo:paragraph-rsid="001a9cf3" style:font-weight-asian="normal" style:font-weight-complex="normal"/>
    </style:style>
    <style:style style:name="P16" style:family="paragraph" style:parent-style-name="Text_20_body">
      <style:text-properties fo:font-weight="normal" officeooo:rsid="001a9cf3" officeooo:paragraph-rsid="001b5251" style:font-weight-asian="normal" style:font-weight-complex="normal"/>
    </style:style>
    <style:style style:name="P17" style:family="paragraph" style:parent-style-name="Text_20_body">
      <style:text-properties fo:font-weight="normal" officeooo:rsid="001b5251" officeooo:paragraph-rsid="001b5251" style:font-weight-asian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cabd3" fo:background-color="transparent" style:font-name-asian="Times New Roman" style:font-weight-asian="normal" style:font-name-complex="Times New Roman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weight="bold" officeooo:paragraph-rsid="000c1a94" style:font-name-asian="Calibri" style:font-size-asian="12pt" style:font-weight-asian="bold" style:font-name-complex="Times New Roman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weight="bold" officeooo:paragraph-rsid="000c1a94" style:font-name-asian="Calibri" style:font-size-asian="12pt" style:font-weight-asian="bold" style:font-name-complex="Times New Roman2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1a94" style:font-name-asian="Calibri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1a94" style:font-name-asian="Calibri" style:font-size-asian="12pt" style:font-name-complex="Times New Roman2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style="italic" officeooo:paragraph-rsid="000c1a94" style:font-name-asian="Calibri" style:font-size-asian="12pt" style:font-style-asian="italic" style:font-name-complex="Times New Roman2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font-style="italic" officeooo:paragraph-rsid="000c1a94" style:font-name-asian="Calibri" style:font-size-asian="12pt" style:font-style-asian="italic" style:font-name-complex="Times New Roman2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c1a94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2pt" officeooo:paragraph-rsid="000c1a94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0c1a94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officeooo:paragraph-rsid="000c1a94" style:font-name-asian="Calibri" style:font-size-asian="12pt" style:font-weight-asian="bold" style:font-name-complex="Times New Roman2" style:font-size-complex="12pt"/>
    </style:style>
    <style:style style:name="P2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font-weight="bold" officeooo:paragraph-rsid="000c1a94" style:font-name-asian="Calibri" style:font-size-asian="12pt" style:font-weight-asian="bold" style:font-name-complex="Times New Roman2" style:font-size-complex="12pt"/>
    </style:style>
    <style:style style:name="P30" style:family="paragraph" style:parent-style-name="Standard" style:list-style-name="WWNum1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cabd3" fo:background-color="transparent" style:font-name-asian="Times New Roman" style:font-name-complex="Times New Roman"/>
    </style:style>
    <style:style style:name="P31" style:family="paragraph" style:parent-style-name="Standard" style:list-style-name="WWNum1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cabd3" fo:background-color="transparent" style:font-name-asian="Times New Roman" style:font-weight-asian="normal" style:font-name-complex="Times New Roman" style:font-weight-complex="normal"/>
    </style:style>
    <style:style style:name="P3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cabd3" fo:background-color="transparent" style:font-name-asian="Times New Roman" style:font-weight-asian="normal" style:font-name-complex="Times New Roman" style:font-weight-complex="normal"/>
    </style:style>
    <style:style style:name="P33" style:family="paragraph" style:parent-style-name="Standard" style:list-style-name="L1">
      <style:paragraph-properties fo:line-height="100%" fo:text-align="start" style:justify-single-word="false"/>
      <style:text-properties officeooo:paragraph-rsid="001cabd3"/>
    </style:style>
    <style:style style:name="P34" style:family="paragraph" style:parent-style-name="Text_20_body">
      <style:text-properties fo:font-weight="normal" officeooo:rsid="001696b3" officeooo:paragraph-rsid="00199cd6" style:font-weight-asian="normal" style:font-weight-complex="normal"/>
    </style:style>
    <style:style style:name="P35" style:family="paragraph" style:parent-style-name="Text_20_body">
      <style:text-properties fo:font-weight="normal" officeooo:rsid="001696b3" officeooo:paragraph-rsid="001696b3" style:font-weight-asian="normal" style:font-weight-complex="normal"/>
    </style:style>
    <style:style style:name="P36" style:family="paragraph" style:parent-style-name="Text_20_body">
      <style:text-properties fo:font-weight="normal" officeooo:rsid="001696b3" officeooo:paragraph-rsid="001cdfd4" style:font-weight-asian="normal" style:font-weight-complex="normal"/>
    </style:style>
    <style:style style:name="P37" style:family="paragraph" style:parent-style-name="Text_20_body">
      <style:text-properties fo:font-weight="normal" officeooo:rsid="00187154" officeooo:paragraph-rsid="00187154" style:font-weight-asian="normal" style:font-weight-complex="normal"/>
    </style:style>
    <style:style style:name="P38" style:family="paragraph" style:parent-style-name="Text_20_body" style:list-style-name="WWNum1">
      <style:text-properties fo:font-weight="normal" officeooo:paragraph-rsid="001cabd3" style:font-weight-asian="normal" style:font-weight-complex="normal"/>
    </style:style>
    <style:style style:name="P39" style:family="paragraph" style:parent-style-name="Text_20_body" style:list-style-name="WWNum1"/>
    <style:style style:name="P40" style:family="paragraph" style:parent-style-name="Text_20_body" style:list-style-name="WWNum1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paragraph-rsid="001696b3" style:font-weight-asian="bold" style:font-weight-complex="bold"/>
    </style:style>
    <style:style style:name="T1" style:family="text">
      <style:text-properties style:font-name="Times New Roman1" style:font-name-asian="Calibri" style:font-name-complex="Times New Roman2"/>
    </style:style>
    <style:style style:name="T2" style:family="text">
      <style:text-properties style:font-name="Times New Roman1" style:font-name-asian="Calibri" style:font-name-complex="Times New Roman2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" style:font-name-complex="Times New Roman2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" style:font-name-complex="Times New Roman2" style:font-style-complex="italic"/>
    </style:style>
    <style:style style:name="T5" style:family="text">
      <style:text-properties style:font-name="Times New Roman1" style:text-underline-style="solid" style:text-underline-width="auto" style:text-underline-color="font-color" fo:font-weight="bold" officeooo:rsid="000c1a94" style:font-name-asian="Calibri" style:font-weight-asian="bold" style:font-name-complex="Times New Roman2"/>
    </style:style>
    <style:style style:name="T6" style:family="text">
      <style:text-properties style:font-name="Times New Roman1" style:text-underline-style="solid" style:text-underline-width="auto" style:text-underline-color="font-color" fo:font-weight="normal" style:font-name-asian="Calibri" style:font-weight-asian="normal" style:font-name-complex="Times New Roman2" style:font-weight-complex="normal"/>
    </style:style>
    <style:style style:name="T7" style:family="text">
      <style:text-properties style:font-name="Times New Roman1" style:text-underline-style="solid" style:text-underline-width="auto" style:text-underline-color="font-color" fo:font-weight="normal" officeooo:rsid="001615c2" style:font-name-asian="Calibri" style:font-weight-asian="normal" style:font-name-complex="Times New Roman2" style:font-weight-complex="normal"/>
    </style:style>
    <style:style style:name="T8" style:family="text">
      <style:text-properties style:font-name="Times New Roman1" fo:font-weight="bold" style:font-name-asian="Calibri" style:font-weight-asian="bold" style:font-name-complex="Times New Roman2"/>
    </style:style>
    <style:style style:name="T9" style:family="text">
      <style:text-properties style:font-name="Times New Roman1" fo:font-size="12pt" fo:font-weight="bold" style:font-name-asian="Calibri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officeooo:rsid="0017b7cb" style:font-name-asian="Calibri" style:font-size-asian="12pt" style:font-name-complex="Times New Roman2" style:font-size-complex="12pt"/>
    </style:style>
    <style:style style:name="T11" style:family="text">
      <style:text-properties style:font-name="Times New Roman1" fo:font-size="12pt" style:text-underline-style="solid" style:text-underline-width="auto" style:text-underline-color="font-color" fo:font-weight="normal" officeooo:rsid="000c1a94" style:font-name-asian="Calibri" style:font-size-asian="12pt" style:font-weight-asian="normal" style:font-name-complex="Times New Roman2" style:font-size-complex="12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201b8"/>
    </style:style>
    <style:style style:name="T16" style:family="text">
      <style:text-properties officeooo:rsid="0015a239"/>
    </style:style>
    <style:style style:name="T17" style:family="text">
      <style:text-properties officeooo:rsid="00187154"/>
    </style:style>
    <style:style style:name="T18" style:family="text">
      <style:text-properties fo:color="#ce181e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officeooo:rsid="00199cd6"/>
    </style:style>
    <style:style style:name="T21" style:family="text">
      <style:text-properties fo:color="#000000"/>
    </style:style>
    <style:style style:name="T22" style:family="text">
      <style:text-properties fo:color="#000000" officeooo:rsid="00199cd6"/>
    </style:style>
    <style:style style:name="T23" style:family="text">
      <style:text-properties fo:color="#000000" style:font-name="Times New Roman" fo:font-size="12pt" fo:font-weight="normal" fo:background-color="transparent" loext:char-shading-value="0" style:font-name-asian="Times New Roman" style:font-weight-asian="normal" style:font-name-complex="Times New Roman" style:font-weight-complex="normal"/>
    </style:style>
    <style:style style:name="T24" style:family="text">
      <style:text-properties fo:color="#000000" style:font-name="Times New Roman" fo:font-size="12pt" fo:font-weight="normal" officeooo:rsid="001cabd3" fo:background-color="transparent" loext:char-shading-value="0" style:font-name-asian="Times New Roman" style:font-weight-asian="normal" style:font-name-complex="Times New Roman" style:font-weight-complex="normal"/>
    </style:style>
    <style:style style:name="T25" style:family="text">
      <style:text-properties fo:color="#ed1c24"/>
    </style:style>
    <style:style style:name="T26" style:family="text">
      <style:text-properties fo:color="#ed1c24" fo:font-weight="bold" style:font-weight-asian="bold" style:font-weight-complex="bold"/>
    </style:style>
    <style:style style:name="T27" style:family="text">
      <style:text-properties officeooo:rsid="001a9cf3"/>
    </style:style>
    <style:style style:name="T28" style:family="text">
      <style:text-properties officeooo:rsid="001b5251"/>
    </style:style>
    <style:style style:name="T29" style:family="text">
      <style:text-properties officeooo:rsid="001cabd3"/>
    </style:style>
    <style:style style:name="T30" style:family="text">
      <style:text-properties style:use-window-font-color="true" style:font-name="Times New Roman" fo:font-size="12pt" fo:font-weight="normal" fo:background-color="transparent" loext:char-shading-value="0" style:font-name-asian="Times New Roman" style:font-weight-asian="normal" style:font-name-complex="Times New Roman" style:font-weight-complex="normal"/>
    </style:style>
    <style:style style:name="T31" style:family="text">
      <style:text-properties style:use-window-font-color="true" style:font-name="Times New Roman" fo:font-size="12pt" fo:font-weight="normal" officeooo:rsid="001cabd3" fo:background-color="transparent" loext:char-shading-value="0" style:font-name-asian="Times New Roman" style:font-weight-asian="normal" style:font-name-complex="Times New Roman" style:font-weight-complex="normal"/>
    </style:style>
    <style:style style:name="T32" style:family="text">
      <style:text-properties officeooo:rsid="001cdfd4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9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</text:p>
            <text:p text:style-name="P19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19">(национальный исследовательский университет)»</text:p>
            <text:p text:style-name="P19">(МГТУ им. Н.Э. Баумана)</text:p>
          </table:table-cell>
        </table:table-row>
      </table:table>
      <text:p text:style-name="P28"/>
      <text:p text:style-name="P20"/>
      <text:p text:style-name="P26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22"/>
      <text:p text:style-name="P2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5"><text:span text:style-name="T8">Лабораторная работа № </text:span><text:span text:style-name="T5">10</text:span></text:p>
      <text:p text:style-name="P19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/>
            <text:p text:style-name="P27"><text:span text:style-name="T9">Тема <text:s/></text:span><text:span text:style-name="T11">Рекурсивные функции</text:span></text:p>
            <text:p text:style-name="P20"/>
            <text:p text:style-name="P26"><text:span text:style-name="T8">Студент </text:span><text:span text:style-name="T7">Сушина А.Д.</text:span></text:p>
            <text:p text:style-name="P20"/>
            <text:p text:style-name="P26"><text:span text:style-name="T8">Группа <text:s/></text:span><text:span text:style-name="T7">ИУ7-61б</text:span></text:p>
            <text:p text:style-name="P20"/>
            <text:p text:style-name="P20">Оценка (баллы) _______________</text:p>
            <text:p text:style-name="P20"/>
            <text:p text:style-name="P26"><text:span text:style-name="T8">Преподаватель</text:span><text:span text:style-name="T6"> </text:span><text:span text:style-name="T7">Толпинская Н.Б.</text:span></text:p>
          </table:table-cell>
          <table:table-cell table:style-name="Таблица2.A1" office:value-type="string"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9"/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23"/>
      <text:p text:style-name="P21">Москва. <text:s/></text:p>
      <text:p text:style-name="P4"><text:span text:style-name="T10">2020</text:span><text:bookmark text:name="_GoBack"/><text:span text:style-name="T10"> г</text:span></text:p>
      <text:p text:style-name="P1"><text:soft-page-break/>Цель работы: <text:span text:style-name="T14">приобрести навыки организации рекурсии в Lisp </text:span></text:p>
      <text:p text:style-name="Text_20_body"><text:span text:style-name="T13">Задачи работы:</text:span> изучить способы организации хвостовой, дополняемой, множественной, взаимной рекурсии и рекурсии более высокого порядка в Lisp.</text:p>
      <text:p text:style-name="Text_20_body"/>
      <text:p text:style-name="P2">Ход работы</text:p>
      <text:p text:style-name="P1">Практическое задание:№7, №8, №9, №10, №11, №12, №13, №14, №15 <text:s/>из лабораторной 6.</text:p>
      <text:p text:style-name="P1">Задания:</text:p>
      <text:p text:style-name="P1">7. Пусть list-of-list список, состоящий из списков. Написать функцию, которая вычисляет сумму длин всех элементов list-of-list, т.е. например для аргумента ((1 2) (3 4)) -&gt; 4.</text:p>
      <text:p text:style-name="P5">(defun sum_of_len_help(lst res)</text:p>
      <text:p text:style-name="P5"><text:s text:c="4"/>( cond ((null lst) res)</text:p>
      <text:p text:style-name="P5"><text:s text:c="11"/>((listp (car lst)) (sum_of_len_help (cdr lst) (+ res (length (car lst)))))</text:p>
      <text:p text:style-name="P5"><text:s text:c="11"/>(t (sum_of_len_help (cdr lst) (+ res 1)))</text:p>
      <text:p text:style-name="P5"><text:s text:c="4"/>)</text:p>
      <text:p text:style-name="P5">)</text:p>
      <text:p text:style-name="P5">(defun sum_of_len(lst) </text:p>
      <text:p text:style-name="P5"><text:s text:c="4"/>(sum_of_len_help lst 0)</text:p>
      <text:p text:style-name="P5">)</text:p>
      <text:p text:style-name="P8">Функция <text:s/>sum_of_len_help принимает два аргумента: список и доп аргумент для результата. Подсчитывает сумму длин всех элементов списка. Если список пустой, возвращает результат. Если список голова списка — список, то прибавляет ее длину к результату и выполняет рекурсивный вызов функции для хвоста списка. Иначе добавляет единицу к результату(встречен атом, его длина — единица) и выполняет рекурсивный вызов функции для хвоста списка.</text:p>
      <text:p text:style-name="P8">Функция <text:s/>sum_of_len принимает на вход список. Подсчитывает сумму длин всех элементов списка. Выполняет вызов функции <text:s/>sum_of_len_help с начальным параметром для результата — 0.</text:p>
      <text:p text:style-name="P36">Второй вариант реализации. Подсчитывает количество атомов на всех уровнях. </text:p>
      <text:p text:style-name="P5">(defun sum_of_len_help(lst res)</text:p>
      <text:p text:style-name="P5"><text:s text:c="4"/>( cond ((null lst) res)</text:p>
      <text:p text:style-name="P5"><text:s text:c="11"/>((listp (car lst)) (sum_of_len_help (cdr lst) (sum_of_len_help (car lst) res)))</text:p>
      <text:p text:style-name="P5"><text:s text:c="11"/>(t (sum_of_len_help (cdr lst) (+ res 1)))</text:p>
      <text:p text:style-name="P5"><text:s text:c="4"/>)</text:p>
      <text:p text:style-name="P5">)</text:p>
      <text:p text:style-name="P5"><text:soft-page-break/>(defun sum_of_len(lst) </text:p>
      <text:p text:style-name="P5"><text:s text:c="4"/>(sum_of_len_help lst 0)</text:p>
      <text:p text:style-name="P5">)</text:p>
      <text:p text:style-name="P8">&gt; (sum_of_len `((1 2) (3 4 (5 6)) ) ) → 6</text:p>
      <text:p text:style-name="P8">Функция <text:s/>sum_of_len_help принимает два аргумента: список и доп аргумент для результата. Если список пустой, возвращает результат. <text:s/>Если список голова списка — список, то выполняет рекурсивный вызов функции с агрументами: <text:s/>хвост функции и результат выполнения рекурсивного вызова функции для головы списка и текущего результата. <text:s/>Иначе добавляет единицу к результату(встречен атом, его длина — единица) и выполняет рекурсивный вызов функции для хвоста списка.</text:p>
      <text:p text:style-name="P8">Функция <text:s/>sum_of_len принимает на вход список. Подсчитывает сумму длин всех элементов списка. Выполняет вызов функции <text:s/>sum_of_len_help с начальным параметром для результата — 0.</text:p>
      <text:p text:style-name="P1">8. Написать рекурсивную версию (с именем reg-add) вычисления суммы чисел заданного списка.</text:p>
      <text:p text:style-name="P1">Например: (reg-add (2 4 6)) → <text:s/>12</text:p>
      <text:p text:style-name="P5">(defun reg-add-help(lst res)</text:p>
      <text:p text:style-name="P5"><text:s text:c="4"/>( cond ((null lst) res)</text:p>
      <text:p text:style-name="P5"><text:s text:c="11"/>((numberp (car lst)) (reg-add-help (cdr lst) (+ res (car lst))))</text:p>
      <text:p text:style-name="P5"><text:s text:c="11"/>((listp (car lst)) (reg-add-help (cdr lst) <text:s/>(reg-add-help (car lst) res)))</text:p>
      <text:p text:style-name="P5"><text:s text:c="11"/>(t (reg-add-help (cdr lst) res))</text:p>
      <text:p text:style-name="P5"><text:s text:c="4"/>)</text:p>
      <text:p text:style-name="P5">)</text:p>
      <text:p text:style-name="P5">(defun reg-add(lst) ( reg-add-help lst 0))</text:p>
      <text:p text:style-name="P8">&gt; (reg-add (2 4 6 (5 5))) → 22</text:p>
      <text:p text:style-name="P8">Функция <text:s text:c="2"/>reg-add-help принимает на вход два аргумента — список и доп параметр для результата. Если список пустой, то возвращает результат. Если голова списка — число, <text:s/>выполняет рекурсивный вызов функции <text:s/>reg-add-help для параметров хвост списка и сумма текущего результата и головы списка. Если голова списка — список, то выполняет рекурсивный вызов функции для головы списка, а затем выполняет рекурсивный вызов функции для хвоста списка и результата предыдущего вызова. Иначе выполняет рекурсивный вызов функции для хвоста списка с тем же результатом. </text:p>
      <text:p text:style-name="P8">Функция <text:s/>reg-add принимает на вход список. Возвращает сумму всех элементов. Выполняет вызов функции <text:s/>с начальным значением результата 0.</text:p>
      <text:p text:style-name="P41"/>
      <text:p text:style-name="P1">9. Написать рекурсивную версию с именем recnth функции nth.</text:p>
      <text:p text:style-name="P5"><text:soft-page-break/>(defun recnth(num lst) </text:p>
      <text:p text:style-name="P5"><text:s text:c="4"/>( cond ((null lst) nil)</text:p>
      <text:p text:style-name="P5"><text:s text:c="11"/>((equal num 0) (car lst))</text:p>
      <text:p text:style-name="P5"><text:s text:c="11"/>(t (recnth (- num 1) (cdr lst)))</text:p>
      <text:p text:style-name="P5"><text:s text:c="4"/>)</text:p>
      <text:p text:style-name="P5">)</text:p>
      <text:p text:style-name="P13">&gt; (recnth 0 `(1 2 3 4)) → 1</text:p>
      <text:p text:style-name="P13">&gt; <text:s/>(recnth 3 `(1 2 3 4)) → 4</text:p>
      <text:p text:style-name="P13"><text:s/>&gt; (recnth 2 `(1 2 (3) 4)) →(3)</text:p>
      <text:p text:style-name="P10">Функция <text:s/>recnth принимает на вход два аргумента: номер и список. Если список пустой, возвращает nil. Если номер равен 0, то возвращает текущую голову списка. Иначе выполняет рекурсивный вызов функции с двумя аргументами: уменьшенным на единицу значением номера и хвостом списка. </text:p>
      <text:p text:style-name="P1"/>
      <text:p text:style-name="P1">10. Написать рекурсивную функцию alloddr, которая возвращает t когда все элементы списка нечетные.</text:p>
      <text:p text:style-name="P5">(defun alloddr_help(lst rst)</text:p>
      <text:p text:style-name="P5"><text:s text:c="4"/>( cond ((null rst) nil)</text:p>
      <text:p text:style-name="P5"><text:s text:c="11"/>((null lst)rst)</text:p>
      <text:p text:style-name="P5"><text:s text:c="11"/>((listp (car lst)) (alloddr_help (cdr lst) (alloddr_help (car lst) rst)))</text:p>
      <text:p text:style-name="P5"><text:s text:c="11"/>((not(and (numberp (car lst)) (oddp (car lst)))) nil)</text:p>
      <text:p text:style-name="P5"><text:s text:c="11"/>(t (alloddr_help (cdr lst) rst))</text:p>
      <text:p text:style-name="P5"><text:s text:c="4"/>)</text:p>
      <text:p text:style-name="P5">)</text:p>
      <text:p text:style-name="P5">(defun alloddr(lst) (alloddr_help lst t))</text:p>
      <text:p text:style-name="P13">&gt; (alloddr <text:s/>`(1 3 5)) → T</text:p>
      <text:p text:style-name="P13">&gt; (alloddr <text:s/>`(1 3 ( 5 7) 5)) → T</text:p>
      <text:p text:style-name="P13">&gt; (alloddr <text:s/>`(1 3 4 5)) <text:s/>→ Nil</text:p>
      <text:p text:style-name="P13">&gt; <text:s/>(alloddr <text:s/>`(1 3 (4 5) 5)) → Nil</text:p>
      <text:p text:style-name="P13">&gt; <text:s/>(alloddr <text:s/>`(1 3 <text:s/>a b c 5)) → Nil <text:s text:c="2"/></text:p>
      <text:p text:style-name="P9">Функция <text:s/>alloddr_help принимает на вход два аргумента — список и доп параметр для результата. <text:s/><text:span text:style-name="T17">Если результат пустой, возвращает nil. Это обеспечивает выход из рекурсии, если найдено четное число в каком-либо подсписке. </text:span>Если список пустой, то возвращает результат <text:span text:style-name="T17">(все элементы нечетные, не было выхода с nil). Если голова списка список выполняется </text:span><text:soft-page-break/><text:span text:style-name="T17">рекурсивный вызов функции </text:span><text:s text:c="2"/>alloddr_help <text:span text:style-name="T17">для двух аргументов: хвоста списка и результата рекурсивного вызова функции </text:span>alloddr_help <text:span text:style-name="T17">для головы списка и текущего результата. Если голова не число или четное число, возвращается nil. Иначе выполняется рекурсивный вызов функции для хвоста списка и текущего результата. </text:span></text:p>
      <text:p text:style-name="P9">Функция alloddr принимает на вход список. <text:span text:style-name="T17">Возвращает </text:span>t, когда все элементы списка нечетные.<text:span text:style-name="T13"> </text:span>Выполняет вызов функции <text:s/>с начальным значением результата <text:span text:style-name="T17">t.</text:span></text:p>
      <text:p text:style-name="P1"/>
      <text:p text:style-name="P1">11. Написать рекурсивную функцию, относящуюся к хвостовой рекурсии с одним тестом завершения, которая возвращает последний элемент списка - аргументы.</text:p>
      <text:p text:style-name="P5">(defun my_last(lst)</text:p>
      <text:p text:style-name="P5"><text:s text:c="4"/>( cond ((null (cdr lst)) (car lst))</text:p>
      <text:p text:style-name="P5"><text:s text:c="11"/>(t (my_last (cdr lst)))</text:p>
      <text:p text:style-name="P5"><text:s text:c="4"/>)</text:p>
      <text:p text:style-name="P5">)</text:p>
      <text:p text:style-name="P13">&gt; (my_last `(1 2 3 4)) → 4</text:p>
      <text:p text:style-name="P11">Функция my_last принимает на вход список. Возвращает последний элемент списка. Если текущей элемент последний, возвращает его. Иначе выполняет рекурсивный вызов самой себя для хвоста списка. </text:p>
      <text:p text:style-name="P1">12. Написать рекурсивную функцию, относящуюся к дополняемой рекурсии с одним тестом завершения, которая вычисляет сумму всех чисел от 0 до n-ого аргумента функции.</text:p>
      <text:p text:style-name="P5">(defun get_n_sum(lst n)</text:p>
      <text:p text:style-name="P5"><text:s text:c="4"/>( cond </text:p>
      <text:p text:style-name="P5"><text:s text:c="11"/>(<text:span text:style-name="T15">(or </text:span>(equal n -<text:span text:style-name="T15">1</text:span>) <text:span text:style-name="T15">(null lst)</text:span> <text:span text:style-name="T15">)</text:span> <text:span text:style-name="T15">0</text:span>)</text:p>
      <text:p text:style-name="P5"><text:s text:c="11"/>(t (+ (car lst) (get_n_sum (cdr lst) (- n 1) )))</text:p>
      <text:p text:style-name="P5"><text:s text:c="4"/>)</text:p>
      <text:p text:style-name="P5">)</text:p>
      <text:p text:style-name="P12"><text:span text:style-name="T20">&gt;</text:span>(<text:span text:style-name="T20">get_n_sum </text:span>`(1 2 1 3 1 4) <text:s/>3)→<text:span text:style-name="T20"> </text:span>(<text:span text:style-name="T26">1 2 1 3</text:span><text:span text:style-name="T13"> </text:span>1 4) →<text:span text:style-name="T20"> 7</text:span></text:p>
      <text:p text:style-name="P11">Функция <text:s/>get_n_sum принимает на вход два аргумента: список и номер. Вычисляет сумму всех элементов до н-ого. Если номер равен -1 или список закончился, вовзвращает 0. Иначе прибавляет текущий элемент к результату рекурсивного вызова функции для хвоста списка и номера, уменьшенного на 1.</text:p>
      <text:p text:style-name="P1">Вариант: <text:tab/>1) от п-аргумента функции до последнего &gt;= 0, </text:p>
      <text:p text:style-name="P5">(defun from_n_to_end(lst n)</text:p>
      <text:p text:style-name="P5"><text:s text:c="4"/>( cond <text:s/>((or (null lst) (and (equal n 0) (&lt; (car lst) 0)) ) 0) </text:p>
      <text:p text:style-name="P5"><text:soft-page-break/><text:s text:c="11"/>((equal n 0) (+ (car lst) (from_n_to_end (cdr lst) n)) )</text:p>
      <text:p text:style-name="P5"><text:s text:c="11"/>(t (from_n_to_end (cdr lst) (- n 1))) <text:s text:c="3"/></text:p>
      <text:p text:style-name="P5"><text:s text:c="4"/>)</text:p>
      <text:p text:style-name="P5">)</text:p>
      <text:p text:style-name="P12">&gt;(from_n_to_end `(1 2 1 3 1 4) <text:s/>3) → <text:s/>(1 2 1<text:span text:style-name="T13"> </text:span><text:span text:style-name="T19">3 1 4</text:span><text:span text:style-name="T21">)→</text:span><text:span text:style-name="T22"> </text:span><text:span text:style-name="T20">8</text:span></text:p>
      <text:p text:style-name="P13">&gt;(from_n_to_end `(1 2 1 3 -1 4) <text:s/>3) → (1 2 1 <text:span text:style-name="T26">3</text:span> -1 4) → 3</text:p>
      <text:p text:style-name="P11">Функция <text:s/>get_n_to_end принимает на вход два аргумента: список и номер. Вычисляет сумму всех элементов от н-ого до <text:span text:style-name="T20">последнего больше нуля</text:span>. Если список пустой <text:span text:style-name="T20">или встречен отрицательный элемент после н-ого</text:span>, <text:span text:style-name="T20">возвращает</text:span> 0. Если номер равен нулю, то прибавляет голову списка к результату рекурсивного вызова функции для хвоста списка и номера. Иначе выполняет рекурсивный вызов функции для хвоста списка и номера, уменьшенного на единицу. </text:p>
      <text:p text:style-name="P1">2) от п-аргумента функции до т-аргумента с шагом d.</text:p>
      <text:p text:style-name="P5">(defun from_n_to_t(lst n m step)</text:p>
      <text:p text:style-name="P5"><text:s text:c="4"/>( cond ((or (null lst) (&lt; m <text:span text:style-name="T27">0</text:span>)) 0)</text:p>
      <text:p text:style-name="P5"><text:s text:c="11"/>((equal n 0) (+ (car lst) (from_n_to_t (nthcdr step lst) n (- m step) step)) )</text:p>
      <text:p text:style-name="P5"><text:s text:c="11"/>(t (from_n_to_t (cdr lst) (- n 1) (- m 1) step)) <text:s text:c="3"/></text:p>
      <text:p text:style-name="P5"><text:s text:c="4"/>)</text:p>
      <text:p text:style-name="P5">)</text:p>
      <text:p text:style-name="P11">&gt; (from_n_to_t `(1 2 1 3 1 4) <text:s/>2 5 2) → (1 2<text:span text:style-name="T13"> </text:span><text:span text:style-name="T19">1</text:span><text:span text:style-name="T18"> </text:span>3 <text:span text:style-name="T19">1</text:span><text:span text:style-name="T13"> </text:span>4) → 1+1 = 2</text:p>
      <text:p text:style-name="P11">Функция <text:s/>get_n_to_t принимает на вход 4 аргумента: список, начало и конец интервала и шаг. Вычисляет сумму всех элементов от н-ого до конца. Если список пустой или достигнут конец интервала, возвращает 0. Если номер равен нулю, то прибавляет голову списка к результату рекурсивного вызова функции для ар<text:span text:style-name="T32">г</text:span>ументов: списочной ячейки находящейся через шаг от текущей, текущего начального номера(0), уменьшенного на шаг конца интервала и шага. Иначе выполняет рекурсивный вызов функции для хвоста списка, начала и конца интервала, уменьшенных на единицу и шага. </text:p>
      <text:p text:style-name="P14"/>
      <text:p text:style-name="P1">13. Написать рекурсивную функцию, которая возвращает последнее нечетное число из числового списка, возможно создавая некоторые вспомогательные функции.</text:p>
      <text:p text:style-name="P5">(defun lastodd_help(lst res)</text:p>
      <text:p text:style-name="P5"><text:s text:c="4"/>( cond ((null lst) res)</text:p>
      <text:p text:style-name="P5"><text:s text:c="11"/>((oddp (car lst)) (lastodd_help (cdr lst) (car lst)))</text:p>
      <text:p text:style-name="P5"><text:s text:c="11"/>(t (lastodd_help (cdr lst) res))</text:p>
      <text:p text:style-name="P5"><text:s text:c="4"/>)</text:p>
      <text:p text:style-name="P5"><text:soft-page-break/>)</text:p>
      <text:p text:style-name="P5">(defun lastodd(lst) (lastodd_help lst nil))</text:p>
      <text:p text:style-name="P13">&gt; <text:s/>(lastodd `( 1 2 3 4 5)) → 5 </text:p>
      <text:p text:style-name="P10">Функция <text:s/>lastodd_help принимает на вход два аргумента — список и доп параметр для результата. Если список пустой, то возвращает результат. <text:span text:style-name="T27">Если голова списка — нечетный элемент, выполняет рекурсивный вызов для хвоста списка, в качестве результата голову списка. Иначе выполняет рекурсивный вызов функции для хвоста списка и текущего результата. </text:span></text:p>
      <text:p text:style-name="P15">Функция <text:s/>lastodd принимает на вход список. Возвращает последний нечетный элемент. Выполняет вызов функции <text:s/>lastodd_help с начальным значением результата -nil. </text:p>
      <text:p text:style-name="P1">14. Используя cons-дополняемую рекурсию с одним тестом завершения, написать функцию которая получает как аргумент список чисел, а возвращает список квадратов этих чисел в том же порядке.</text:p>
      <text:p text:style-name="P5">(defun squares_all(lst)</text:p>
      <text:p text:style-name="P5"><text:s text:c="4"/>( cond ((null lst) nil)</text:p>
      <text:p text:style-name="P5"><text:s text:c="11"/>(t (cons (* (car lst) (car lst)) (squares_all (cdr lst))))</text:p>
      <text:p text:style-name="P5"><text:s text:c="4"/>)</text:p>
      <text:p text:style-name="P5">)</text:p>
      <text:p text:style-name="P15">&gt; ( squares_all `( 1 2 3 4)) → (1 4 9 16)</text:p>
      <text:p text:style-name="P15">Функция <text:s/>squares_all принимает на вход список. Если список пустой, возвращает nil. Иначе выполняет объединение головы списка в квадрате с рекурсивным вызовом самой себя для хвоста списка.</text:p>
      <text:p text:style-name="P1"/>
      <text:p text:style-name="P1">15. Написать функцию с именем select-odd, которая из заданного списка выбирает все нечетные числа. </text:p>
      <text:p text:style-name="P7">(defun select-odd-h(lst res)</text:p>
      <text:p text:style-name="P7"><text:s text:c="4"/>( cond ((null lst) <text:s/>(cdr res))</text:p>
      <text:p text:style-name="P7"><text:s text:c="11"/>((and (numberp (car lst)) </text:p>
      <text:p text:style-name="P7"><text:s text:c="17"/>(oddp (car lst))) </text:p>
      <text:p text:style-name="P7"><text:s text:c="12"/>(select-odd-h (cdr lst) (append res (list (car lst))))</text:p>
      <text:p text:style-name="P7"><text:s text:c="11"/>)</text:p>
      <text:p text:style-name="P7"><text:s text:c="11"/>((listp (car lst)) </text:p>
      <text:p text:style-name="P7"><text:s text:c="12"/>(select-odd-h (cdr lst) </text:p>
      <text:p text:style-name="P7"><text:s text:c="24"/>(append res (select-odd-h (car lst) '(nil)))</text:p>
      <text:p text:style-name="P7"><text:s text:c="12"/>)</text:p>
      <text:p text:style-name="P7"><text:soft-page-break/><text:s text:c="11"/>)</text:p>
      <text:p text:style-name="P7"><text:s text:c="11"/>(t (select-odd-h (cdr lst) res))</text:p>
      <text:p text:style-name="P7"><text:s text:c="4"/>)</text:p>
      <text:p text:style-name="P7">)</text:p>
      <text:p text:style-name="P7">(defun select-odd(lst) (select-odd-h lst '(nil)))</text:p>
      <text:p text:style-name="P15">&gt; (select-odd `( 1 2 (3 4) 5 ((6 (7)) 8 9))) →(<text:span text:style-name="T25"> </text:span><text:span text:style-name="T26">1</text:span><text:span text:style-name="T25"> </text:span>2 (<text:span text:style-name="T26">3</text:span><text:span text:style-name="T13"> </text:span>4) <text:span text:style-name="T26">5</text:span> ((6 (<text:span text:style-name="T26">7</text:span>)) 8 <text:span text:style-name="T26">9</text:span>)) → <text:s/>(1 3 5 7 9)</text:p>
      <text:p text:style-name="P16">Функция <text:s/><text:span text:style-name="T16">select-odd-h принимает на вход два аргумента — список и доп параметр для результата. Если список пустой, то возвращает </text:span>хвост <text:span text:style-name="T16">результат</text:span>а(т.к. первый элемент nil)<text:span text:style-name="T16">. </text:span>Если голова списка нечетное число, то выполняет рекурсивный вызов самой себя для хвоста списка, где в качестве результат<text:span text:style-name="T28">а</text:span> передается объединение текущего результат и головы списка(в конец результата добавляется голова текущего списка). Если голова списка тоже список, то выполняет рекурсивный вызов самой себя для хвоста списка, где в качестве результат<text:span text:style-name="T28">а передается <text:s/>объединение текущего результата и результата рекурсивного вызова функции для головы списка с начальным значением результата (nil). Иначе выполняет рекурсивный вызов самой себя для хвоста списка, в качестве результата передается текущий результат. </text:span></text:p>
      <text:p text:style-name="P17">Функция <text:span text:style-name="T27">select-odd </text:span>принимает на вход список. Возвращает список из всех нечетных элементов. Выполняет вызов <text:span text:style-name="T27">select-odd-</text:span>h с начальным значением результата (nil)</text:p>
      <text:p text:style-name="P3">Вариант 1: select-even, </text:p>
      <text:p text:style-name="P6">(defun select-even-h(lst res)</text:p>
      <text:p text:style-name="P6"><text:s text:c="4"/>( cond ((null lst) <text:s/>(cdr res))</text:p>
      <text:p text:style-name="P6"><text:s text:c="11"/>((and (numberp (car lst)) </text:p>
      <text:p text:style-name="P6"><text:s text:c="17"/>(evenp (car lst))) </text:p>
      <text:p text:style-name="P6"><text:s text:c="12"/>(select-even-h (cdr lst) (append res (list (car lst))))</text:p>
      <text:p text:style-name="P6"><text:s text:c="11"/>)</text:p>
      <text:p text:style-name="P6"><text:s text:c="11"/>((listp (car lst)) </text:p>
      <text:p text:style-name="P6"><text:s text:c="12"/>(select-even-h (cdr lst) </text:p>
      <text:p text:style-name="P6"><text:s text:c="24"/>(append res (select-even-h (car lst) '(nil)))</text:p>
      <text:p text:style-name="P6"><text:s text:c="12"/>)</text:p>
      <text:p text:style-name="P6"><text:s text:c="11"/>)</text:p>
      <text:p text:style-name="P6"><text:s text:c="11"/>(t (select-even-h (cdr lst) res))</text:p>
      <text:p text:style-name="P6"><text:s text:c="4"/>)</text:p>
      <text:p text:style-name="P6">)</text:p>
      <text:p text:style-name="P6">(defun select-even(lst) (select-even-h lst '(nil)))</text:p>
      <text:p text:style-name="P16">&gt; (select-<text:span text:style-name="T28">even</text:span> `( 1 2 (3 4) 5 ((6 (7)) 8 9))) →<text:span text:style-name="T28"> </text:span>( 1 <text:span text:style-name="T26">2</text:span><text:span text:style-name="T13"> </text:span>(3 <text:span text:style-name="T26">4</text:span>) 5 ((<text:span text:style-name="T26">6</text:span> (7))<text:span text:style-name="T13"> </text:span><text:span text:style-name="T26">8</text:span> 9)) →<text:span text:style-name="T28"> (2 4 6 8)</text:span></text:p>
      <text:p text:style-name="P17"><text:soft-page-break/>Функции select-even и select-even-h работают точно также, как и две предыдущие, только для четных чисел. </text:p>
      <text:p text:style-name="P1">вариант 2: вычисляет сумму всех нечетных чисел(sum-all-odd) или сумму всех четных чисел (sum-all-even) из заданного списка. </text:p>
      <text:p text:style-name="P5">(defun sum-all-even-h(lst res)</text:p>
      <text:p text:style-name="P5"><text:s text:c="4"/>( cond ((null lst) <text:s/>res)</text:p>
      <text:p text:style-name="P5"><text:s text:c="11"/>((and (numberp (car lst)) </text:p>
      <text:p text:style-name="P5"><text:s text:c="17"/>(evenp (car lst))) </text:p>
      <text:p text:style-name="P5"><text:s text:c="12"/>(sum-all-even-h (cdr lst) (+ res (car lst)))</text:p>
      <text:p text:style-name="P5"><text:s text:c="11"/>)</text:p>
      <text:p text:style-name="P5"><text:s text:c="11"/>((listp (car lst)) </text:p>
      <text:p text:style-name="P5"><text:s text:c="12"/>(sum-all-even-h (cdr lst) </text:p>
      <text:p text:style-name="P5"><text:s text:c="25"/>(sum-all-even-h (car lst) res)</text:p>
      <text:p text:style-name="P5"><text:s text:c="12"/>)</text:p>
      <text:p text:style-name="P5"><text:s text:c="11"/>)</text:p>
      <text:p text:style-name="P5"><text:s text:c="11"/>(t (sum-all-even-h (cdr lst) res))</text:p>
      <text:p text:style-name="P5"><text:s text:c="4"/>)</text:p>
      <text:p text:style-name="P5">)</text:p>
      <text:p text:style-name="P5">(defun sum-all-even(lst) (sum-all-even-h lst 0))</text:p>
      <text:p text:style-name="P16">&gt; (s<text:span text:style-name="T28">um-all</text:span>-<text:span text:style-name="T28">even</text:span> `( 1 2 (3 4) 5 ((6 (7)) 8 9))) →<text:span text:style-name="T28"> </text:span>( 1 <text:span text:style-name="T25">2</text:span> (3 <text:span text:style-name="T25">4</text:span>) 5 ((<text:span text:style-name="T25">6</text:span> (7)) <text:span text:style-name="T25">8</text:span> 9)) →<text:span text:style-name="T28"> (2 4 6 8) → 20</text:span></text:p>
      <text:p text:style-name="P17">Функции sum-all-even и sum-all-even-h работают точно также, как и две предыдущие, однако вместо создания списка с четными элементами, производится сложение. Начальное значение результата — 0. Если найдено четное число, выполняется рекурсивный вызов функции для хвоста, где в качестве результата передается сумма результата и головы списка. </text:p>
      <text:p text:style-name="P1">Теоретические вопросы:</text:p>
      <text:list xml:id="list4151509133" text:style-name="WWNum1">
        <text:list-item>
          <text:p text:style-name="P40">Способы организации повторных вычислений в <text:span text:style-name="T12">Lisp</text:span>,</text:p>
          <text:p text:style-name="P38">Для организации многократных вычислений в Lisp могут быть использованы функционалы — функции, которые особым образом обрабатывают свои аргументы. Также для организации многократных вычислений в Lisp может быть использована рекурсия. Рекурсия — это ссылка на определяемый объект во время его определения. <text:s/></text:p>
        </text:list-item>
        <text:list-item>
          <text:p text:style-name="P40">Что такое рекурсия? Классификация рекурсивных функций в <text:span text:style-name="T12">Lisp</text:span>,</text:p>
          <text:p text:style-name="P38">Рекурсия — это ссылка на определяемый объект во время его определения. <text:s/></text:p>
          <text:p text:style-name="P30"><text:span text:style-name="T29">В</text:span> LISP существует классификация рекурсивных функций:</text:p>
          <text:list>
            <text:list-item>
              <text:p text:style-name="P30">простая рекурсия - один рекурсивный вызов в теле</text:p>
            </text:list-item>
            <text:list-item>
              <text:p text:style-name="P30">рекурсия первого порядка - рекурсивный вызов встречается несколько раз</text:p>
            </text:list-item>
            <text:list-item>
              <text:p text:style-name="P31"><text:soft-page-break/>взаимная рекурсия - используется несколько функций, рекурсивно вызывающих друг друга.</text:p>
            </text:list-item>
          </text:list>
        </text:list-item>
      </text:list>
      <text:p text:style-name="P18"><text:tab/>Виды рекурсии: </text:p>
      <text:list xml:id="list3096441250" text:style-name="L1">
        <text:list-item>
          <text:p text:style-name="P33"><text:span text:style-name="T31">Х</text:span><text:span text:style-name="T30">востовая</text:span><text:span text:style-name="T31">. Результат формируется </text:span><text:span text:style-name="T24"><text:s/>не на выходе из рекурсии, а на входе в рекурсию, все действия выполняются до ухода на следующий шаг рекурсии.</text:span></text:p>
        </text:list-item>
        <text:list-item>
          <text:p text:style-name="P33"><text:span text:style-name="T30">Дополняемая. </text:span><text:span text:style-name="T31">П</text:span><text:span text:style-name="T23">ри обращении к рекурсивной функции используется дополнительная функция не в аргументе вызова , а вне его.</text:span></text:p>
        </text:list-item>
        <text:list-item>
          <text:p text:style-name="P32">Множественная. На одной ветке происходит сразу несколько рекурсивных вызовов. Количество условий выхода также может зависеть от задачи.</text:p>
        </text:list-item>
        <text:list-item>
          <text:p text:style-name="P32">Взаимная.</text:p>
        </text:list-item>
        <text:list-item>
          <text:p text:style-name="P32">рекурсии высокого порядка.</text:p>
        </text:list-item>
      </text:list>
      <text:list xml:id="list210426422370069" text:continue-list="list4151509133" text:style-name="WWNum1">
        <text:list-item>
          <text:list>
            <text:list-header>
              <text:p text:style-name="P31"/>
            </text:list-header>
          </text:list>
        </text:list-item>
        <text:list-item>
          <text:p text:style-name="P40">Различные способы организации рекурсивных функций и порядок их реализации, </text:p>
          <text:p text:style-name="P39">При организации рекурсии можно использовать как функции с именем, так и локально определенные с помощью лямбда выражений функции. Кроме этого, при организации рекурсии можно использовать функционалы или использовать рекурсивную функцию внутри функционала. При изучении рекурсии рекомендуется организовывать и отлаживать реализацию отдельных подзадач исходной задачи, обращая внимание на эффективность реализации и качество работы, а потом, при необходимости, встраивать эти функции в более крупные, возможно в виде <text:s/>ламбда-выражений.</text:p>
        </text:list-item>
        <text:list-item>
          <text:p text:style-name="P40">Способы повышения эффективности реализации рекурсии. </text:p>
          <text:p text:style-name="P38">Один из методов повышения эффективности рекурсии является организация хвостовой рекурсии. Для этого может потребоваться использовать дополнительные параметры. Такая рекурсия может быть путём формальной и гарантированно корректной перестройки кода заменена на итерацию. Такая оптимизация реализована во многих оптимизирующих компиляторах, а в трансляторах Scheme, одного из диалектов Lisp, такая оптимизация является обязательной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51:03.065939491</meta:creation-date>
    <dc:date>2020-03-27T21:04:25.771508647</dc:date>
    <meta:editing-duration>PT11M31S</meta:editing-duration>
    <meta:editing-cycles>2</meta:editing-cycles>
    <meta:generator>LibreOffice/6.0.7.3$Linux_X86_64 LibreOffice_project/00m0$Build-3</meta:generator>
    <meta:document-statistic meta:table-count="2" meta:image-count="1" meta:object-count="0" meta:page-count="10" meta:paragraph-count="218" meta:word-count="2277" meta:character-count="15917" meta:non-whitespace-character-count="12968"/>
  </office:meta>
</office:document-meta>
</file>